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sertation Journal</text:p>
      <text:p text:style-name="Standard"/>
      <text:p text:style-name="Standard">12<text:span text:style-name="T1">th</text:span> oct. met with george for second time to discuss first steps. Meeting lasted for about 40 minutes. He gave me a list of reading material. And talked me over the general outline of the project again.</text:p>
      <text:p text:style-name="Standard"/>
      <text:p text:style-name="Standard">Links are in folder desktop/dissertation files/reading material</text:p>
      <text:p text:style-name="Standard"/>
      <text:p text:style-name="Standard">2/3 page project outline document needed for 22<text:span text:style-name="T1">nd</text:span>. </text:p>
      <text:p text:style-name="Standard"/>
      <text:p text:style-name="Standard">14<text:span text:style-name="T1">th</text:span> october. Been at home so finally sat down to read the material george emailed me.</text:p>
      <text:p text:style-name="Standard"/>
      <text:p text:style-name="Standard">22<text:span text:style-name="T1">nd</text:span>, in the last few days I have been composing the project outline specification. Completed by friday the 19<text:span text:style-name="T1">th</text:span>, sent it to supervisor for feedback. <text:s/>Added corrections so it was done by deadline day of 22<text:span text:style-name="T1">nd</text:span>.</text:p>
      <text:p text:style-name="Standard"/>
      <text:p text:style-name="Standard">Last two days been doing CB re hash.</text:p>
      <text:p text:style-name="Standard"/>
      <text:p text:style-name="Standard">24<text:span text:style-name="T1">th</text:span>, got RDF book from physical library, and search for RDF online tutorials ready to attack them tomorrow. Need to plan a GUI interface design too. Also more research into virtuso needed</text:p>
      <text:p text:style-name="Standard"/>
      <text:p text:style-name="Standard">26<text:span text:style-name="T1">th</text:span>. Mocking up of interface of application, using the application “balsamiq mockup”<text:a xlink:type="simple" xlink:href="http://www.balsamiq.com/">http://www.balsamiq.com/</text:a> .</text:p>
      <text:p text:style-name="Standard"/>
      <text:p text:style-name="Standard">Most used resoloution 1366 – 768 as of <text:a xlink:type="simple" xlink:href="http://www.engadget.com/2012/04/11/statcounter-finds-1366-x-768-to-be-most-popular-screen-resolutio/">http://www.engadget.com/2012/04/11/statcounter-finds-1366-x-768-to-be-most-popular-screen-resolutio/</text:a></text:p>
      <text:p text:style-name="Standard"/>
      <text:p text:style-name="Standard">dont want first page to have scroll bar. Much like google. Simple and effective.</text:p>
      <text:p text:style-name="Standard"/>
      <text:p text:style-name="Standard">Completed other smaller pages – about etc</text:p>
      <text:p text:style-name="Standard"/>
      <text:p text:style-name="Standard">started doing layout for search results. Realised id need to know more about what data I am holding.</text:p>
      <text:p text:style-name="Standard"/>
      <text:p text:style-name="Standard">##need to finish mockups</text:p>
      <text:p text:style-name="Standard"/>
      <text:p text:style-name="Standard">had a diss meeting with Robb because george is away. Discussed what results I should be getting and set up of virtuoso/</text:p>
      <text:p text:style-name="Standard"/>
      <text:p text:style-name="Standard">had problems setting up virtuoso because of windows. Changed to linux and installed. Had problems connecting to server, bad link. Finally set up.</text:p>
      <text:p text:style-name="Standard"/>
      <text:p text:style-name="Standard">Produced a rough diagram of how the system works when you are on it. (what takes you to what) </text:p>
      <text:p text:style-name="Standard"/>
      <text:p text:style-name="Standard">Going through a few tutorials on how to load in an rdf file. Using virtuoso website.</text:p>
      <text:p text:style-name="Standard"/>
      <text:p text:style-name="Standard">Diss meeting to discuss progress report.</text:p>
      <text:p text:style-name="Standard">Further tutorials. - 12th november.</text:p>
      <text:p text:style-name="Standard"/>
      <text:p text:style-name="Standard"/>
      <text:p text:style-name="Standard">Uses of rdf <text:span text:style-name="T2">#Academic uses.</text:span></text:p>
      <text:p text:style-name="P2">#adult <text:a xlink:type="simple" xlink:href="http://rdfweb.org/2002/svgsemantics/picsng-demo.html">http://rdfweb.org/2002/svgsemantics/picsng-demo.html</text:a></text:p>
      <text:p text:style-name="P2"><text:a xlink:type="simple" xlink:href="http://www.pcworld.com/article/155745/porn_on_the_web.html">http://www.pcworld.com/article/155745/porn_on_the_web.html</text:a></text:p>
      <text:p text:style-name="P2"><text:soft-page-break/>#censorship abilities</text:p>
      <text:p text:style-name="P1">Set up GitHub. Added all files from last few weeks to the subversion.<text:line-break/><text:line-break/>1700 words done on report. Doing more today -14-11-12</text:p>
      <text:p text:style-name="Standard"/>
      <text:p text:style-name="Standard">3200 words done on report 15-11</text:p>
      <text:p text:style-name="Standard"/>
      <text:p text:style-name="Standard">3500 words and use case and flow diagrams done. Meeting with supervisor tomorrow to finalse it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7:17:35.13</meta:creation-date>
    <dc:date>2012-11-15T21:48:57</dc:date>
    <meta:editing-duration>PT1H13M26S</meta:editing-duration>
    <meta:editing-cycles>12</meta:editing-cycles>
    <meta:generator>LibreOffice/3.5$Linux_X86_64 LibreOffice_project/350m1$Build-2</meta:generator>
    <dc:creator>Adams </dc:creator>
    <meta:document-statistic meta:table-count="0" meta:image-count="0" meta:object-count="0" meta:page-count="2" meta:paragraph-count="27" meta:word-count="356" meta:character-count="2281" meta:non-whitespace-character-count="1948"/>
  </office:meta>
</office:document-meta>
</file>